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6309" draw:fill="solid" draw:fill-color="#ffde89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ffde89" draw:fill-gradient-name="Gradient_20_7" draw:fill-hatch-name="Black_20_0_20_Degrees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none" draw:fill="gradient" draw:fill-color="#ff9966" draw:fill-gradient-name="Gradient_20_11" draw:fill-hatch-name="Black_20_0_20_Degrees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99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T1" style:family="text">
      <style:text-properties fo:font-family="'Courier 10 Pitch'" style:font-pitch="fixed" fo:font-size="18pt" style:font-size-asian="18pt" style:font-size-complex="18pt"/>
    </style:style>
    <style:style style:name="T2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.905cm" svg:x="6.629cm" svg:y="12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7.145cm" svg:height="8.245cm" svg:x="6.81cm" svg:y="1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245cm" svg:height="2.54cm" draw:transform="rotate (-1.57079632679579) translate (6.81cm 1.559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8.245cm" svg:height="2.54cm" draw:transform="rotate (1.5707963267946) translate (23.774cm 9.804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5.359cm" svg:y1="14.884cm" svg:x2="10.344cm" svg:y2="14.884cm">
          <text:p/>
        </draw:line>
        <draw:frame draw:style-name="gr5" draw:layer="layout" svg:width="8.89cm" svg:height="0.962cm" svg:x="5.359cm" svg:y="15.192cm">
          <draw:text-box>
            <text:p>Time (one column per trial)</text:p>
          </draw:text-box>
        </draw:frame>
        <draw:frame draw:style-name="gr6" draw:layer="layout" svg:width="2.54cm" svg:height="2.54cm" svg:x="0.914cm" svg:y="4.013cm">
          <draw:text-box>
            <text:p>Input nodes</text:p>
            <text:p>data</text:p>
          </draw:text-box>
        </draw:frame>
        <draw:custom-shape draw:style-name="gr7" draw:text-style-name="P1" draw:layer="layout" svg:width="4.445cm" svg:height="3.175cm" svg:x="8.62cm" svg:y="3.464cm">
          <text:p text:style-name="P1">Temporal</text:p>
          <text:p text:style-name="P1">abstraction,</text:p>
          <text:p text:style-name="P1">n =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5.08cm" svg:x="8.62cm" svg:y="1.55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8.415cm" svg:height="0.635cm" svg:x="6.175cm" svg:y="2.194cm">
          <text:p text:style-name="P1"><text:span text:style-name="T1">0 1 0 1 1 1 0 0 1 0 1 0 0 1 1 0 1 0 1 1 1 0 1 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10.795cm" svg:x="12.43cm" svg:y="3.45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8.369cm" svg:height="0.635cm" svg:x="6.221cm" svg:y="8.544cm">
          <text:p text:style-name="P1"><text:span text:style-name="T2">0 0 1 1 0 1 0 1 0 1 0 0 0 1 0 1 1 0 1 0 0 0 0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8.369cm" svg:height="0.635cm" svg:x="6.221cm" svg:y="7.274cm">
          <text:p text:style-name="P1"><text:span text:style-name="T2">0 1 0 0 0 1 0 1 1 0 1 0 0 0 1 1 0 0 1 0 1 1 0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2.54cm" draw:transform="rotate (1.5707963267946) translate (23.774cm 14.24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1.905cm" svg:height="2.54cm" draw:transform="rotate (-1.57079632679579) translate (6.629cm 12.34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3" draw:layer="layout" svg:width="18.049cm" svg:height="0.635cm" svg:x="6.36cm" svg:y="12.979cm">
          <text:p text:style-name="P1"><text:span text:style-name="T2">a c f b a d e d g f g a a f c h b a g e c g a f</text:span></text:p>
          <draw:enhanced-geometry svg:viewBox="0 0 21600 21600" draw:type="rectangle" draw:enhanced-path="M 0 0 L 21600 0 21600 21600 0 21600 0 0 Z N"/>
        </draw:custom-shape>
        <draw:frame draw:style-name="gr6" draw:layer="layout" svg:width="2.54cm" svg:height="2.54cm" svg:x="0.914cm" svg:y="12.344cm">
          <draw:text-box>
            <text:p>Output target</text:p>
          </draw:text-box>
        </draw:frame>
        <draw:line draw:style-name="gr11" draw:text-style-name="P1" draw:layer="layout" svg:x1="4.089cm" svg:y1="1.549cm" svg:x2="4.089cm" svg:y2="9.804cm">
          <text:p/>
        </draw:line>
        <draw:line draw:style-name="gr11" draw:text-style-name="P1" draw:layer="layout" svg:x1="4.089cm" svg:y1="12.364cm" svg:x2="4.089cm" svg:y2="14.249cm">
          <text:p/>
        </draw:line>
        <draw:custom-shape draw:style-name="gr7" draw:text-style-name="P1" draw:layer="layout" svg:width="5.495cm" svg:height="1.27cm" svg:x="10.008cm" svg:y="10.363cm">
          <text:p text:style-name="P1">Lookup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ffde89" draw:end-color="#ffffff" draw:start-intensity="100%" draw:end-intensity="100%" draw:angle="900" draw:border="0%"/>
    <draw:gradient draw:name="Gradient_20_7" draw:display-name="Gradient 7" draw:style="linear" draw:start-color="#ffde89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79cm" fo:margin-bottom="0.279cm" fo:margin-left="0.279cm" fo:margin-right="0.279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6-14T18:34:04</dc:date>
    <dc:creator>remco </dc:creator>
    <meta:editing-duration>PT1H58M32S</meta:editing-duration>
    <meta:editing-cycles>9</meta:editing-cycles>
    <meta:generator>LibreOffice/3.3$Linux LibreOffice_project/330m19$Build-401</meta:generator>
    <meta:document-statistic meta:object-count="20"/>
  </office:meta>
</office:document-meta>
</file>